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̄</mo>
      </mover>
      <mrow>
        <mi/>
        <mo stretchy="false">=</mo>
        <mi/>
      </mrow>
      <mstyle mathvariant="bold">
        <mrow>
          <msub>
            <mo stretchy="false">α</mo>
            <mn>1</mn>
          </msub>
        </mrow>
      </mstyle>
      <mrow>
        <mi/>
        <mo stretchy="false">=</mo>
        <mi/>
      </mrow>
      <mfrac>
        <mrow>
          <msub>
            <mo stretchy="false">ω</mo>
            <mn>0</mn>
          </msub>
        </mrow>
        <mrow>
          <mn>2</mn>
          <mo stretchy="false">π</mo>
        </mrow>
      </mfrac>
      <mi>J</mi>
    </mrow>
    <annotation encoding="StarMath 5.0">bar H `=` bold %ialpha _1 `=` {%iomega _0} over {2 %pi}  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8:58:26.665000000</meta:creation-date>
    <meta:generator>LibreOffice/4.1.4.2$Windows_x86 LibreOffice_project/0a0440ccc0227ad9829de5f46be37cfb6edcf72</meta:generator>
  </office:meta>
</office:document-meta>
</file>